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text-justification/" text:style-name="Internet_20_link" text:visited-style-name="Visited_20_Internet_20_Link"><text:span text:style-name="T1">68. Text Justification</text:span></text:a></text:p>
      <text:p text:style-name="P4">Hard</text:p>
      <text:p text:style-name="P4"/>
      <text:p text:style-name="P5"><text:span text:style-name="T1">Given an array of strings </text:span><text:span text:style-name="Source_20_Text"><text:span text:style-name="T2">words</text:span></text:span><text:span text:style-name="T1"> and a width </text:span><text:span text:style-name="Source_20_Text"><text:span text:style-name="T2">maxWidth</text:span></text:span><text:span text:style-name="T1">, format the text such that each line has exactly </text:span><text:span text:style-name="Source_20_Text"><text:span text:style-name="T2">maxWidth</text:span></text:span><text:span text:style-name="T1"> characters and is fully (left and right) justified.</text:span></text:p>
      <text:p text:style-name="P5"><text:span text:style-name="T1">You should pack your words in a greedy approach; that is, pack as many words as you can in each line. Pad extra spaces </text:span><text:span text:style-name="Source_20_Text"><text:span text:style-name="T2">' '</text:span></text:span><text:span text:style-name="T1"> when necessary so that each line has exactly </text:span><text:span text:style-name="Source_20_Text"><text:span text:style-name="T2">maxWidth</text:span></text:span><text:span text:style-name="T1"> characters.</text:span></text:p>
      <text:p text:style-name="P6">Extra spaces between words should be distributed as evenly as possible. If the number of spaces on a line does not divide evenly between words, the empty slots on the left will be assigned more spaces than the slots on the right.</text:p>
      <text:p text:style-name="P6">For the last line of text, it should be left-justified, and no extra space is inserted between words.</text:p>
      <text:p text:style-name="P5"><text:span text:style-name="Strong_20_Emphasis"><text:span text:style-name="T1">Note:</text:span></text:span></text:p>
      <text:list xml:id="list3921807093" text:style-name="L1">
        <text:list-item>
          <text:p text:style-name="P7">A word is defined as a character sequence consisting of non-space characters only.</text:p>
        </text:list-item>
        <text:list-item>
          <text:p text:style-name="P8"><text:span text:style-name="T1">Each word's length is guaranteed to be greater than </text:span><text:span text:style-name="Source_20_Text"><text:span text:style-name="T2">0</text:span></text:span><text:span text:style-name="T1"> and not exceed </text:span><text:span text:style-name="Source_20_Text"><text:span text:style-name="T2">maxWidth</text:span></text:span><text:span text:style-name="T1">.</text:span></text:p>
        </text:list-item>
        <text:list-item>
          <text:p text:style-name="P9"><text:span text:style-name="T1">The input array </text:span><text:span text:style-name="Source_20_Text"><text:span text:style-name="T2">words</text:span></text:span><text:span text:style-name="T1"> contains at least one word.</text:span></text:p>
        </text:list-item>
      </text:list>
      <text:p text:style-name="P6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words = ["This", "is", "an", "example", "of", "text", "justification."], maxWidth = 16</text:span></text:p>
      <text:p text:style-name="P3"><text:span text:style-name="Strong_20_Emphasis"><text:span text:style-name="T1">Output:</text:span></text:span></text:p>
      <text:p text:style-name="P2">[</text:p>
      <text:p text:style-name="P2">   "This    is    an",</text:p>
      <text:p text:style-name="P2">   "example  of text",</text:p>
      <text:p text:style-name="P2">   "justification.  "</text:p>
      <text:p text:style-name="P1">]</text:p>
      <text:p text:style-name="P5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words = ["What","must","be","acknowledgment","shall","be"], maxWidth = 16</text:span></text:p>
      <text:p text:style-name="P3"><text:span text:style-name="Strong_20_Emphasis"><text:span text:style-name="T1">Output:</text:span></text:span></text:p>
      <text:p text:style-name="P2">[</text:p>
      <text:p text:style-name="P2">  "What   must   be",</text:p>
      <text:p text:style-name="P2">  "acknowledgment  ",</text:p>
      <text:p text:style-name="P2">  "shall be        "</text:p>
      <text:p text:style-name="P2">]</text:p>
      <text:p text:style-name="P3"><text:span text:style-name="Strong_20_Emphasis"><text:span text:style-name="T1">Explanation:</text:span></text:span><text:span text:style-name="T1"> Note that the last line is "shall be <text:s text:c="3"/>" instead of "shall <text:s text:c="4"/>be", because the last line must be left-justified instead of fully-justified.</text:span></text:p>
      <text:p text:style-name="P1">Note that the second line is also left-justified because it contains only one word.</text:p>
      <text:p text:style-name="P5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words = ["Science","is","what","we","understand","well","enough","to","explain","to","a"</text:span><text:soft-page-break/><text:span text:style-name="T1">,"computer.","Art","is","everything","else","we","do"], maxWidth = 20</text:span></text:p>
      <text:p text:style-name="P3"><text:span text:style-name="Strong_20_Emphasis"><text:span text:style-name="T1">Output:</text:span></text:span></text:p>
      <text:p text:style-name="P2">[</text:p>
      <text:p text:style-name="P2">  "Science  is  what we",</text:p>
      <text:p text:style-name="P2"><text:s text:c="2"/>"understand      well",</text:p>
      <text:p text:style-name="P2">  "enough to explain to",</text:p>
      <text:p text:style-name="P2">  "a  computer.  Art is",</text:p>
      <text:p text:style-name="P2">  "everything  else  we",</text:p>
      <text:p text:style-name="P2">  "do                  "</text:p>
      <text:p text:style-name="P1">]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4T10:47:15.413000000</dc:date>
    <meta:editing-duration>PT1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40" meta:word-count="283" meta:character-count="1831" meta:non-whitespace-character-count="1507"/>
  </office:meta>
</office:document-meta>
</file>